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d89e" officeooo:paragraph-rsid="0015d89e"/>
    </style:style>
    <style:style style:name="P2" style:family="paragraph" style:parent-style-name="Standard">
      <style:text-properties style:font-name="Arial" fo:font-weight="bold" officeooo:rsid="0015d89e" officeooo:paragraph-rsid="0015d89e" style:font-weight-asian="bold" style:font-weight-complex="bold"/>
    </style:style>
    <style:style style:name="P3" style:family="paragraph" style:parent-style-name="Standard">
      <style:text-properties style:font-name="Arial" officeooo:rsid="0015e218" officeooo:paragraph-rsid="0015e218"/>
    </style:style>
    <style:style style:name="P4" style:family="paragraph" style:parent-style-name="Standard" style:list-style-name="L1">
      <style:text-properties style:font-name="Arial" officeooo:rsid="0015e218" officeooo:paragraph-rsid="0015e218"/>
    </style:style>
    <style:style style:name="P5" style:family="paragraph" style:parent-style-name="Standard">
      <style:text-properties style:font-name="Arial" style:text-underline-style="none" officeooo:rsid="001825ad" officeooo:paragraph-rsid="001825ad"/>
    </style:style>
    <style:style style:name="P6" style:family="paragraph" style:parent-style-name="Standard" style:list-style-name="L1">
      <style:text-properties style:font-name="Arial" style:text-underline-style="none" officeooo:rsid="001825ad" officeooo:paragraph-rsid="001825ad"/>
    </style:style>
    <style:style style:name="P7" style:family="paragraph" style:parent-style-name="Standard">
      <style:text-properties style:font-name="Arial" officeooo:rsid="001825ad" officeooo:paragraph-rsid="001825ad"/>
    </style:style>
    <style:style style:name="P8" style:family="paragraph" style:parent-style-name="Standard">
      <style:text-properties style:font-name="Arial" officeooo:rsid="001825ad" officeooo:paragraph-rsid="001911a3"/>
    </style:style>
    <style:style style:name="T1" style:family="text">
      <style:text-properties officeooo:rsid="0015e218"/>
    </style:style>
    <style:style style:name="T2" style:family="text">
      <style:text-properties officeooo:rsid="001825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ripción del Pro<text:span text:style-name="T1">grama</text:span></text:p>
      <text:p text:style-name="P1"/>
      <text:p text:style-name="P3">El proyecto fue creado para consola utilizando el IDE CodeLite, con el compilador <text:span text:style-name="T2">CLANG</text:span> y el debugger LLDB para C/C++ utilizando librerías estándar y compatibles con Unix/Linux <text:span text:style-name="T2">y el estándar C++ 14</text:span>.</text:p>
      <text:p text:style-name="P3"/>
      <text:p text:style-name="P3">El objetivo es que sirva como control de inventario al realizar funciones como:</text:p>
      <text:p text:style-name="P3"/>
      <text:list xml:id="list3871518283" text:style-name="L1">
        <text:list-item>
          <text:p text:style-name="P4">Dar de alta/baja artículos</text:p>
        </text:list-item>
        <text:list-item>
          <text:p text:style-name="P4">Mostrar el contenido del inventario</text:p>
        </text:list-item>
        <text:list-item>
          <text:p text:style-name="P4">Realizar compras/ventas a proveedor/cliente, respectivamente</text:p>
        </text:list-item>
        <text:list-item>
          <text:p text:style-name="P6">Mostrar el historial de compras/ventas</text:p>
        </text:list-item>
      </text:list>
      <text:p text:style-name="P5"/>
      <text:p text:style-name="P8">Para lograr lo cometido se utilizaron archivos “.bin” para mantener una estructura congruente y el espacio necesario de tamaño reducido.</text:p>
      <text:p text:style-name="P8"/>
      <text:p text:style-name="P8">La interfaz como se menciona anteriormente es mediante una consola, el usuario debe teclear las opciones provistas por el programa para poder navegar entre los menús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4:29:49.809153778</meta:creation-date>
    <dc:date>2020-07-09T12:55:26.079800316</dc:date>
    <meta:editing-duration>PT18M43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9" meta:word-count="117" meta:character-count="766" meta:non-whitespace-character-count="662"/>
  </office:meta>
</office:document-meta>
</file>